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fill="none" loext:decorative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4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3.75cm" svg:y="8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1cm" svg:x="3.7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6cm" svg:height="1cm" svg:x="4.85cm" svg:y="8.1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75cm" svg:height="1cm" svg:x="2.5cm" svg:y="2.25cm">
          <draw:text-box>
            <text:p>Хост или id</text:p>
          </draw:text-box>
        </draw:frame>
        <draw:frame draw:style-name="gr15" draw:text-style-name="P7" draw:layer="layout" svg:width="2cm" svg:height="1cm" svg:x="8.8cm" svg:y="2.25cm">
          <draw:text-box>
            <text:p>порт</text:p>
          </draw:text-box>
        </draw:frame>
        <draw:custom-shape draw:style-name="gr16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7" draw:text-style-name="P12" draw:layer="layout" svg:x1="12.866cm" svg:y1="3cm" svg:x2="23.456cm" svg:y2="3cm">
          <text:p/>
        </draw:line>
        <draw:custom-shape draw:style-name="gr28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3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4.45cm" svg:height="11.25cm" svg:x="13.8cm" svg:y="2.5cm">
          <text:p text:style-name="P13"><text:span text:style-name="T2">Картинка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6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6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09-24T15:21:27.087000000</dc:date>
    <meta:editing-duration>PT23H57M25S</meta:editing-duration>
    <meta:editing-cycles>10</meta:editing-cycles>
    <meta:generator>LibreOffice/7.6.5.2$Windows_X86_64 LibreOffice_project/38d5f62f85355c192ef5f1dd47c5c0c0c6d6598b</meta:generator>
    <meta:document-statistic meta:object-count="58"/>
  </office:meta>
</office:document-meta>
</file>